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8-0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1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1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2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23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1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13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0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2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25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2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1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1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1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1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0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08458181818" calcext:value-type="float">
            <text:p>15.01084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8865" calcext:value-type="float">
            <text:p>15.0938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1216" calcext:value-type="float">
            <text:p>15.2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0231724138" calcext:value-type="float">
            <text:p>15.29402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0950344828" calcext:value-type="float">
            <text:p>15.21209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45776" calcext:value-type="float">
            <text:p>14.98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44805517241" calcext:value-type="float">
            <text:p>14.85448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19312" calcext:value-type="float">
            <text:p>14.84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08019310345" calcext:value-type="float">
            <text:p>14.85080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12498064516" calcext:value-type="float">
            <text:p>14.8912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4908" calcext:value-type="float">
            <text:p>14.8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5816" calcext:value-type="float">
            <text:p>14.88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50265806452" calcext:value-type="float">
            <text:p>14.8750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18472" calcext:value-type="float">
            <text:p>14.93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3576" calcext:value-type="float">
            <text:p>15.00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11104" calcext:value-type="float">
            <text:p>15.0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0536774194" calcext:value-type="float">
            <text:p>14.9320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51886451613" calcext:value-type="float">
            <text:p>14.7951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99984" calcext:value-type="float">
            <text:p>14.76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08740645161" calcext:value-type="float">
            <text:p>14.7608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9744" calcext:value-type="float">
            <text:p>14.83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24701935484" calcext:value-type="float">
            <text:p>14.8724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2622" calcext:value-type="float">
            <text:p>14.882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10761290323" calcext:value-type="float">
            <text:p>15.001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53787586207" calcext:value-type="float">
            <text:p>15.02537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0112258064" calcext:value-type="float">
            <text:p>15.08401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1448" calcext:value-type="float">
            <text:p>15.1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35282580645" calcext:value-type="float">
            <text:p>15.1035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29731612903" calcext:value-type="float">
            <text:p>15.0129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3664" calcext:value-type="float">
            <text:p>15.04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67729032258" calcext:value-type="float">
            <text:p>15.106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09704" calcext:value-type="float">
            <text:p>15.18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50722580645" calcext:value-type="float">
            <text:p>15.265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57991428571" calcext:value-type="float">
            <text:p>15.26579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74898064516" calcext:value-type="float">
            <text:p>15.2874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60424" calcext:value-type="float">
            <text:p>15.37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4704" calcext:value-type="float">
            <text:p>15.37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5086451613" calcext:value-type="float">
            <text:p>15.4505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4508" calcext:value-type="float">
            <text:p>15.49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2593548387" calcext:value-type="float">
            <text:p>15.459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13881290323" calcext:value-type="float">
            <text:p>15.2113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44632" calcext:value-type="float">
            <text:p>15.0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7499354839" calcext:value-type="float">
            <text:p>14.9967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06608" calcext:value-type="float">
            <text:p>15.04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5743483871" calcext:value-type="float">
            <text:p>15.0557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22065714286" calcext:value-type="float">
            <text:p>15.04220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0523870968" calcext:value-type="float">
            <text:p>15.0200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71671111111" calcext:value-type="float">
            <text:p>15.06716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65913846154" calcext:value-type="float">
            <text:p>15.10659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43542857143" calcext:value-type="float">
            <text:p>15.2443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29286153846" calcext:value-type="float">
            <text:p>15.342928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0734285714" calcext:value-type="float">
            <text:p>15.39207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24245714286" calcext:value-type="float">
            <text:p>15.26242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60017777778" calcext:value-type="float">
            <text:p>15.226001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42432" calcext:value-type="float">
            <text:p>15.29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8293333333" calcext:value-type="float">
            <text:p>15.31382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28133333333" calcext:value-type="float">
            <text:p>15.3128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39893333333" calcext:value-type="float">
            <text:p>15.32398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12225714286" calcext:value-type="float">
            <text:p>15.55122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18381935484" calcext:value-type="float">
            <text:p>15.9118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46568" calcext:value-type="float">
            <text:p>16.02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58864516129" calcext:value-type="float">
            <text:p>16.125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04324" calcext:value-type="float">
            <text:p>16.210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3512" calcext:value-type="float">
            <text:p>16.29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4389677419" calcext:value-type="float">
            <text:p>16.0114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52488" calcext:value-type="float">
            <text:p>15.93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33824516129" calcext:value-type="float">
            <text:p>15.9033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4752" calcext:value-type="float">
            <text:p>15.8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33535483871" calcext:value-type="float">
            <text:p>15.893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0397142857" calcext:value-type="float">
            <text:p>16.10203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26212903226" calcext:value-type="float">
            <text:p>16.3026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08771612903" calcext:value-type="float">
            <text:p>16.5308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38784" calcext:value-type="float">
            <text:p>16.6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9614193548" calcext:value-type="float">
            <text:p>16.6519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04871724138" calcext:value-type="float">
            <text:p>16.72048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0888516129" calcext:value-type="float">
            <text:p>16.6708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48683870968" calcext:value-type="float">
            <text:p>16.214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17432" calcext:value-type="float">
            <text:p>16.1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33241290323" calcext:value-type="float">
            <text:p>16.2233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6248" calcext:value-type="float">
            <text:p>16.27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16237419355" calcext:value-type="float">
            <text:p>16.2116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4654285714" calcext:value-type="float">
            <text:p>16.24246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0056516129" calcext:value-type="float">
            <text:p>16.1100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6676" calcext:value-type="float">
            <text:p>16.07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42216" calcext:value-type="float">
            <text:p>16.4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6296" calcext:value-type="float">
            <text:p>16.41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4756" calcext:value-type="float">
            <text:p>16.58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63545806452" calcext:value-type="float">
            <text:p>16.3563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8929032258" calcext:value-type="float">
            <text:p>16.066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8696" calcext:value-type="float">
            <text:p>16.05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45677419355" calcext:value-type="float">
            <text:p>16.144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0016" calcext:value-type="float">
            <text:p>16.2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3656774194" calcext:value-type="float">
            <text:p>16.2853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53205714286" calcext:value-type="float">
            <text:p>16.33532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16061935484" calcext:value-type="float">
            <text:p>16.3416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5612903226" calcext:value-type="float">
            <text:p>16.203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3795862069" calcext:value-type="float">
            <text:p>16.30637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7189677419" calcext:value-type="float">
            <text:p>16.3467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412" calcext:value-type="float">
            <text:p>16.4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7048516129" calcext:value-type="float">
            <text:p>16.4270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99987096774" calcext:value-type="float">
            <text:p>16.089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8864" calcext:value-type="float">
            <text:p>15.65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00861935484" calcext:value-type="float">
            <text:p>15.6100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068" calcext:value-type="float">
            <text:p>15.6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6306206897" calcext:value-type="float">
            <text:p>15.62163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95540645161" calcext:value-type="float">
            <text:p>15.6295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14051612903" calcext:value-type="float">
            <text:p>15.421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2552" calcext:value-type="float">
            <text:p>15.52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53956129032" calcext:value-type="float">
            <text:p>15.6153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0304" calcext:value-type="float">
            <text:p>15.6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1357419355" calcext:value-type="float">
            <text:p>15.3551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0272" calcext:value-type="float">
            <text:p>15.10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9444" calcext:value-type="float">
            <text:p>15.099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34299354839" calcext:value-type="float">
            <text:p>15.1034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47144" calcext:value-type="float">
            <text:p>15.16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26848" calcext:value-type="float">
            <text:p>15.23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85354285714" calcext:value-type="float">
            <text:p>15.27853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91207741936" calcext:value-type="float">
            <text:p>15.3091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242" calcext:value-type="float">
            <text:p>15.55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01150967742" calcext:value-type="float">
            <text:p>15.6201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54524" calcext:value-type="float">
            <text:p>15.73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64018064516" calcext:value-type="float">
            <text:p>15.7264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3713548387" calcext:value-type="float">
            <text:p>15.5933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204" calcext:value-type="float">
            <text:p>15.60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14510967742" calcext:value-type="float">
            <text:p>15.6414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054" calcext:value-type="float">
            <text:p>15.67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3212" calcext:value-type="float">
            <text:p>15.79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46074285714" calcext:value-type="float">
            <text:p>15.85460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179483871" calcext:value-type="float">
            <text:p>15.8771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7627692308" calcext:value-type="float">
            <text:p>16.184762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85184" calcext:value-type="float">
            <text:p>16.294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71030769231" calcext:value-type="float">
            <text:p>16.38710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54784" calcext:value-type="float">
            <text:p>16.529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61166153846" calcext:value-type="float">
            <text:p>16.466116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9806153846" calcext:value-type="float">
            <text:p>16.139980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11808" calcext:value-type="float">
            <text:p>16.01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4842" calcext:value-type="float">
            <text:p>16.134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20102857143" calcext:value-type="float">
            <text:p>16.30201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4125714286" calcext:value-type="float">
            <text:p>16.30941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8672" calcext:value-type="float">
            <text:p>16.2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0687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95708571429" calcext:value-type="float">
            <text:p>16.26957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98" meta:object-count="0"/>
    <meta:user-defined meta:name="AppVersion">3.0</meta:user-defined>
  </office:meta>
</office:document-meta>
</file>